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3110916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0.69" calcext:value-type="float">
            <text:p>0.69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0 kWh</text:p>
          </table:table-cell>
          <table:table-cell office:value-type="float" office:value="497.7" calcext:value-type="float">
            <text:p>497.7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2.73" calcext:value-type="float">
            <text:p>2.73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262.88" calcext:value-type="float">
            <text:p>-262.88</text:p>
          </table:table-cell>
          <table:table-cell office:value-type="string" calcext:value-type="string">
            <text:p>T-0</text:p>
          </table:table-cell>
          <table:table-cell office:value-type="float" office:value="276.37" calcext:value-type="float">
            <text:p>276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12" calcext:value-type="float">
            <text:p>1.1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3 kWh</text:p>
          </table:table-cell>
          <table:table-cell office:value-type="float" office:value="596.26" calcext:value-type="float">
            <text:p>596.26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3.66" calcext:value-type="float">
            <text:p>3.6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314.91" calcext:value-type="float">
            <text:p>-314.91</text:p>
          </table:table-cell>
          <table:table-cell office:value-type="string" calcext:value-type="string">
            <text:p>T-0</text:p>
          </table:table-cell>
          <table:table-cell office:value-type="float" office:value="370.28" calcext:value-type="float">
            <text:p>37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93" calcext:value-type="float">
            <text:p>1.93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2 kWh</text:p>
          </table:table-cell>
          <table:table-cell office:value-type="float" office:value="662.95" calcext:value-type="float">
            <text:p>662.9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3.97" calcext:value-type="float">
            <text:p>3.9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350.16" calcext:value-type="float">
            <text:p>-350.16</text:p>
          </table:table-cell>
          <table:table-cell office:value-type="string" calcext:value-type="string">
            <text:p>T-0</text:p>
          </table:table-cell>
          <table:table-cell office:value-type="float" office:value="402.5" calcext:value-type="float">
            <text:p>40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.73" calcext:value-type="float">
            <text:p>3.7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16 kWh</text:p>
          </table:table-cell>
          <table:table-cell office:value-type="float" office:value="614.18" calcext:value-type="float">
            <text:p>614.18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3.73" calcext:value-type="float">
            <text:p>3.7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324.4" calcext:value-type="float">
            <text:p>-324.4</text:p>
          </table:table-cell>
          <table:table-cell office:value-type="string" calcext:value-type="string">
            <text:p>T-0</text:p>
          </table:table-cell>
          <table:table-cell office:value-type="float" office:value="378.72" calcext:value-type="float">
            <text:p>378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07" calcext:value-type="float">
            <text:p>4.07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6 kWh</text:p>
          </table:table-cell>
          <table:table-cell office:value-type="float" office:value="611.7" calcext:value-type="float">
            <text:p>611.7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.72" calcext:value-type="float">
            <text:p>3.72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323.09" calcext:value-type="float">
            <text:p>-323.09</text:p>
          </table:table-cell>
          <table:table-cell office:value-type="string" calcext:value-type="string">
            <text:p>T-0</text:p>
          </table:table-cell>
          <table:table-cell office:value-type="float" office:value="379.53" calcext:value-type="float">
            <text:p>379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10 kWh</text:p>
          </table:table-cell>
          <table:table-cell office:value-type="float" office:value="563.65" calcext:value-type="float">
            <text:p>563.65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.49" calcext:value-type="float">
            <text:p>3.4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297.71" calcext:value-type="float">
            <text:p>-297.71</text:p>
          </table:table-cell>
          <table:table-cell office:value-type="string" calcext:value-type="string">
            <text:p>T-0</text:p>
          </table:table-cell>
          <table:table-cell office:value-type="float" office:value="352.22" calcext:value-type="float">
            <text:p>352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03" calcext:value-type="float">
            <text:p>2.0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3 kWh</text:p>
          </table:table-cell>
          <table:table-cell office:value-type="float" office:value="659.7" calcext:value-type="float">
            <text:p>659.7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3.94" calcext:value-type="float">
            <text:p>3.9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348.44" calcext:value-type="float">
            <text:p>-348.44</text:p>
          </table:table-cell>
          <table:table-cell office:value-type="string" calcext:value-type="string">
            <text:p>T-0</text:p>
          </table:table-cell>
          <table:table-cell office:value-type="float" office:value="399.68" calcext:value-type="float">
            <text:p>399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87" calcext:value-type="float">
            <text:p>3.87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4 kWh</text:p>
          </table:table-cell>
          <table:table-cell office:value-type="float" office:value="589.18" calcext:value-type="float">
            <text:p>589.1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3.6" calcext:value-type="float">
            <text:p>3.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311.18" calcext:value-type="float">
            <text:p>-311.18</text:p>
          </table:table-cell>
          <table:table-cell office:value-type="string" calcext:value-type="string">
            <text:p>T-0</text:p>
          </table:table-cell>
          <table:table-cell office:value-type="float" office:value="367.58" calcext:value-type="float">
            <text:p>36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0 kWh</text:p>
          </table:table-cell>
          <table:table-cell office:value-type="float" office:value="625.28" calcext:value-type="float">
            <text:p>625.28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3.77" calcext:value-type="float">
            <text:p>3.7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329.95" calcext:value-type="float">
            <text:p>-329.95</text:p>
          </table:table-cell>
          <table:table-cell office:value-type="string" calcext:value-type="string">
            <text:p>T-0</text:p>
          </table:table-cell>
          <table:table-cell office:value-type="float" office:value="380.87" calcext:value-type="float">
            <text:p>380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74" calcext:value-type="float">
            <text:p>3.7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20 kWh</text:p>
          </table:table-cell>
          <table:table-cell office:value-type="float" office:value="615.65" calcext:value-type="float">
            <text:p>615.65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3.73" calcext:value-type="float">
            <text:p>3.73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324.56" calcext:value-type="float">
            <text:p>-324.56</text:p>
          </table:table-cell>
          <table:table-cell office:value-type="string" calcext:value-type="string">
            <text:p>T-0</text:p>
          </table:table-cell>
          <table:table-cell office:value-type="float" office:value="380.01" calcext:value-type="float">
            <text:p>38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0 kWh</text:p>
          </table:table-cell>
          <table:table-cell office:value-type="float" office:value="613.11" calcext:value-type="float">
            <text:p>613.1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3.71" calcext:value-type="float">
            <text:p>3.71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23.21" calcext:value-type="float">
            <text:p>-323.21</text:p>
          </table:table-cell>
          <table:table-cell office:value-type="string" calcext:value-type="string">
            <text:p>T-0</text:p>
          </table:table-cell>
          <table:table-cell office:value-type="float" office:value="374.72" calcext:value-type="float">
            <text:p>37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47" calcext:value-type="float">
            <text:p>2.47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6 kWh</text:p>
          </table:table-cell>
          <table:table-cell office:value-type="float" office:value="581.62" calcext:value-type="float">
            <text:p>581.62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3.56" calcext:value-type="float">
            <text:p>3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306.62" calcext:value-type="float">
            <text:p>-306.62</text:p>
          </table:table-cell>
          <table:table-cell office:value-type="string" calcext:value-type="string">
            <text:p>T-0</text:p>
          </table:table-cell>
          <table:table-cell office:value-type="float" office:value="361.81" calcext:value-type="float">
            <text:p>361.81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13:02.088000000</meta:creation-date>
    <dc:date>2018-03-28T16:09:19.372000000</dc:date>
    <meta:editing-duration>PT2M58S</meta:editing-duration>
    <meta:editing-cycles>1</meta:editing-cycles>
    <meta:document-statistic meta:table-count="1" meta:cell-count="179" meta:object-count="0"/>
    <meta:generator>LibreOffice/5.3.4.2$Windows_x86 LibreOffice_project/f82d347ccc0be322489bf7da61d7e4ad13fe2ff3</meta:generator>
  </office:meta>
</office:document-meta>
</file>